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300000223BFB0C053D0B89563.png" manifest:media-type="image/png"/>
  <manifest:file-entry manifest:full-path="Pictures/100002010000037600000226541E4DEB121D846F.png" manifest:media-type="image/png"/>
  <manifest:file-entry manifest:full-path="Pictures/100002010000036C0000021F76F9001FABB57D4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0dd0" officeooo:paragraph-rsid="00060dd0" style:font-weight-asian="bold" style:font-weight-complex="bold"/>
    </style:style>
    <style:style style:name="P2" style:family="paragraph" style:parent-style-name="Standard">
      <style:text-properties fo:font-weight="bold" officeooo:rsid="00070260" officeooo:paragraph-rsid="0007026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a 1.</text:p>
      <text:p text:style-name="P1"/>
      <text:p text:style-name="P1"><draw:frame draw:style-name="fr1" draw:name="Figura1" text:anchor-type="char" svg:x="0.288cm" svg:y="0.224cm" svg:width="17cm" svg:height="10.537cm" draw:z-index="0"><draw:image xlink:href="Pictures/100002010000036C0000021F76F9001FABB57D4B.png" xlink:type="simple" xlink:show="embed" xlink:actuate="onLoad" loext:mime-type="image/png"/></draw:frame></text:p>
      <text:p text:style-name="P1"/>
      <text:p text:style-name="P1">Problema 2.</text:p>
      <text:p text:style-name="P1"><draw:frame draw:style-name="fr1" draw:name="Figura2" text:anchor-type="char" svg:x="0.376cm" svg:y="0.376cm" svg:width="17cm" svg:height="10.552cm" draw:z-index="1"><draw:image xlink:href="Pictures/100002010000037600000226541E4DEB121D846F.png" xlink:type="simple" xlink:show="embed" xlink:actuate="onLoad" loext:mime-type="image/png"/></draw:frame></text:p>
      <text:p text:style-name="P1"/>
      <text:p text:style-name="P1"/>
      <text:p text:style-name="P1"><text:soft-page-break/>Problema 3.</text:p>
      <text:p text:style-name="P1"/>
      <text:p text:style-name="P1"><draw:frame draw:style-name="fr1" draw:name="Figura3" text:anchor-type="char" svg:x="0.42cm" svg:y="0.291cm" svg:width="17cm" svg:height="10.53cm" draw:z-index="2"><draw:image xlink:href="Pictures/100002010000037300000223BFB0C053D0B89563.png" xlink:type="simple" xlink:show="embed" xlink:actuate="onLoad" loext:mime-type="image/png"/></draw:frame></text:p>
      <text:p text:style-name="P1"/>
      <text:p text:style-name="P2">Problema 4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6T22:31:39.517777743</meta:creation-date>
    <dc:date>2022-09-26T22:50:57.671617529</dc:date>
    <meta:editing-duration>PT8M58S</meta:editing-duration>
    <meta:editing-cycles>1</meta:editing-cycles>
    <meta:document-statistic meta:table-count="0" meta:image-count="3" meta:object-count="0" meta:page-count="2" meta:paragraph-count="4" meta:word-count="8" meta:character-count="44" meta:non-whitespace-character-count="40"/>
    <meta:generator>LibreOffice/6.4.7.2$Linux_X86_64 LibreOffice_project/40$Build-2</meta:generator>
  </office:meta>
</office:document-meta>
</file>